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 style:list-style-name="L97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2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2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8" style:family="paragraph" style:parent-style-name="Text_20_body" style:list-style-name="L62">
      <style:paragraph-properties fo:margin-top="0cm" fo:margin-bottom="0cm" fo:line-height="150%" style:writing-mode="lr-tb"/>
    </style:style>
    <style:style style:name="P129" style:family="paragraph" style:parent-style-name="Text_20_body" style:list-style-name="L68">
      <style:paragraph-properties fo:margin-top="0cm" fo:margin-bottom="0cm" fo:line-height="150%" style:writing-mode="lr-tb"/>
    </style:style>
    <style:style style:name="P130" style:family="paragraph" style:parent-style-name="Text_20_body" style:list-style-name="L71">
      <style:paragraph-properties fo:margin-top="0cm" fo:margin-bottom="0cm" fo:line-height="150%" style:writing-mode="lr-tb"/>
    </style:style>
    <style:style style:name="P131" style:family="paragraph" style:parent-style-name="Text_20_body" style:list-style-name="L86">
      <style:paragraph-properties fo:margin-top="0cm" fo:margin-bottom="0cm" fo:line-height="150%" style:writing-mode="lr-tb"/>
    </style:style>
    <style:style style:name="P132" style:family="paragraph" style:parent-style-name="Text_20_body" style:list-style-name="L98">
      <style:paragraph-properties fo:margin-top="0cm" fo:margin-bottom="0cm" fo:line-height="150%" style:writing-mode="lr-tb"/>
    </style:style>
    <style:style style:name="P13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Standard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9009101860553420330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34">T-1.1</text:p>
              <text:list>
                <text:list-item>
                  <text:p text:style-name="P134">eclipst ==&gt; new task</text:p>
                </text:list-item>
                <text:list-item>
                  <text:p text:style-name="P134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<text:soft-page-break/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56710742039444773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2359600644424204249" text:style-name="L3">
        <text:list-item>
          <text:p text:style-name="P21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965444354079966658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2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<text:soft-page-break/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29719499869904874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<text:soft-page-break/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586205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5">[further]</text:p>
      <text:list xml:id="list8942438717532433605" text:style-name="L6">
        <text:list-item>
          <text:p text:style-name="P24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7556818" text:continue-list="list9009101860553420330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118">steps</text:p>
                  <text:list>
                    <text:list-item>
                      <text:p text:style-name="P118"><text:soft-page-break/>open file</text:p>
                    </text:list-item>
                    <text:list-item>
                      <text:p text:style-name="P118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24596699926754484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5">[further]</text:p>
      <text:list xml:id="list7753603962959208626" text:style-name="L8">
        <text:list-item>
          <text:p text:style-name="P26"/>
        </text:list-item>
      </text:list>
      <text:p text:style-name="P15"><text:line-break/><text:soft-pag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7513467100542008459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93351683344631842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5"><text:soft-page-break/>[further]</text:p>
      <text:list xml:id="list2667419974329787419" text:style-name="L11">
        <text:list-item>
          <text:p text:style-name="P29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3666196018003275310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<text:soft-page-break/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25621846297062400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5">[further]</text:p>
      <text:list xml:id="list2229977818621821764" text:style-name="L14">
        <text:list-item>
          <text:p text:style-name="P33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oft-page-break/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4170016382434282299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54053403596502829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5">[further]</text:p>
      <text:list xml:id="list1285626520019656607" text:style-name="L17">
        <text:list-item>
          <text:p text:style-name="P36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><text:soft-page-break/></text:p>
      <text:p text:style-name="P5">[do] <text:span text:style-name="T1">#_ </text:span></text:p>
      <text:list xml:id="list61173782499350867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76596117804414087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5">[further]</text:p>
      <text:list xml:id="list1050897593472409938" text:style-name="L20">
        <text:list-item>
          <text:p text:style-name="P39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<text:soft-page-break/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7586743" text:continue-list="list37556818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71531473697417150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5">[further]</text:p>
      <text:list xml:id="list5501020901756936413" text:style-name="L22">
        <text:list-item>
          <text:p text:style-name="P41"/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<text:soft-page-break/>20200112_125240</text:p>
      <text:p text:style-name="P12"/>
      <text:p text:style-name="P5">[do] <text:span text:style-name="T1">#_ </text:span></text:p>
      <text:list xml:id="list530540796120633577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20876575253358014" text:style-name="L24">
        <text:list-item>
          <text:p text:style-name="P43"><text:soft-page-break/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5">[further]</text:p>
      <text:list xml:id="list1898778178407080176" text:style-name="L25">
        <text:list-item>
          <text:p text:style-name="P44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4229894812414398560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<text:soft-page-break/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7580698" text:continue-list="list37586743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21634327787928073" text:style-name="L27">
        <text:list-item>
          <text:p text:style-name="P46">TASK : this ==&gt; TASK-1</text:p>
        </text:list-item>
      </text:list>
      <text:p text:style-name="P5">[further]</text:p>
      <text:list xml:id="list2800819725986540727" text:style-name="L28">
        <text:list-item>
          <text:p text:style-name="P47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3914544535444118482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<text:soft-page-break/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5">[next]</text:p>
      <text:list xml:id="list2130133807975120646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5">[further]</text:p>
      <text:list xml:id="list6717815101814572091" text:style-name="L31">
        <text:list-item>
          <text:p text:style-name="P50"/>
        </text:list-item>
      </text:list>
      <text:p text:style-name="P15"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><text:soft-page-break/></text:p>
      <text:p text:style-name="P5">[do] <text:span text:style-name="T1">#_ </text:span></text:p>
      <text:list xml:id="list138462043669109676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90367063039916555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5">[further]</text:p>
      <text:list xml:id="list989275990090825271" text:style-name="L34">
        <text:list-item>
          <text:p text:style-name="P53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4060532188321087991" text:style-name="L35">
        <text:list-item>
          <text:p text:style-name="P54">REVIEW</text:p>
        </text:list-item>
        <text:list-item>
          <text:p text:style-name="P54"><text:soft-page-break/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98731972061552092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5">[further]</text:p>
      <text:list xml:id="list9222762486758144893" text:style-name="L37">
        <text:list-item>
          <text:p text:style-name="P56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7934795033213571109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<text:soft-page-break/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69164928120570074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5">[further]</text:p>
      <text:list xml:id="list8332572914649421118" text:style-name="L40">
        <text:list-item>
          <text:p text:style-name="P59"/>
        </text:list-item>
      </text:list>
      <text:p text:style-name="P15"><text:line-break/><text:soft-pag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6284164011810071859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35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<text:soft-page-break/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33708007085849639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5">[further]</text:p>
      <text:list xml:id="list7894044934039078374" text:style-name="L43">
        <text:list-item>
          <text:p text:style-name="P62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1001202990734051456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<text:soft-page-break/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2">lare at the top of the func : “fx_tester_T_1__Exec”</text:span></text:p>
                    </text:list-item>
                    <text:list-item>
                      <text:p text:style-name="P119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3"> returns “$numOf_Loop” as one of the return vals; if this variable is greater than (len of $lo_BarDatas) minus N bars ==&gt; then, </text:span><text:soft-page-break/><text:span text:style-name="T13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47381040873804878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5">[further]</text:p>
      <text:list xml:id="list8166959197163706149" text:style-name="L46">
        <text:list-item>
          <text:p text:style-name="P65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4067536942245250316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3"> returns “$numOf_Loop” as one of the return vals; if this variable is </text:span><text:soft-page-break/><text:span text:style-name="T13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3">//_20200117_125541:next</text:p>
                </text:list-item>
              </text:list>
            </text:list-item>
            <text:list-item>
              <text:p text:style-name="P123">T-1.1</text:p>
              <text:list>
                <text:list-item>
                  <text:p text:style-name="P122">CODE</text:p>
                </text:list-item>
                <text:list-item>
                  <text:p text:style-name="P122">TEST ==&gt; OK</text:p>
                </text:list-item>
                <text:list-item>
                  <text:p text:style-name="P122">TEST-2 : “//test:20200117_122008” ==&gt; turn off</text:p>
                  <text:list>
                    <text:list-item>
                      <text:p text:style-name="P122">==&gt; ERROR : “Notice (8): Undefined offset: 3 [APP\Controller\FxTestController.php, line 135]”</text:p>
                    </text:list-item>
                    <text:list-item>
                      <text:p text:style-name="P122">TRY : inspect</text:p>
                      <text:list>
                        <text:list-item>
                          <text:p text:style-name="P122">==&gt; add code to → for-loop</text:p>
                        </text:list-item>
                      </text:list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  <text:list-item>
              <text:p text:style-name="P123"/>
            </text:list-item>
          </text:list>
        </text:list-item>
      </text:list>
      <text:p text:style-name="P5"/>
      <text:p text:style-name="P5">[next]</text:p>
      <text:list xml:id="list8552851369864735604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4507381448488623397" text:style-name="L49">
        <text:list-item>
          <text:p text:style-name="P68"/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><text:soft-page-break/></text:p>
      <text:p text:style-name="P5">[do] <text:span text:style-name="T1">#_ </text:span></text:p>
      <text:list xml:id="list2156246415081950878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96114804983538535" text:style-name="L51">
        <text:list-item>
          <text:p text:style-name="P70"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<text:soft-page-break/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265942495562820865" text:style-name="L52">
        <text:list-item>
          <text:p text:style-name="P71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4055168413920362071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text:soft-page-break/><office:annotation office:name="__Annotation__6702_740636637"><dc:creator>iwabuchi ken</dc:creator><dc:date>2020-01-20T15:34:57.42</dc:date><text:p text:style-name="P137"><text:span text:style-name="T15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59549099334405413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4142556078033913736" text:style-name="L55">
        <text:list-item>
          <text:p text:style-name="P74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2416841526901785818" text:style-name="L56">
        <text:list-item>
          <text:p text:style-name="P75"><text:soft-page-break/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32498689184657708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5091055182982422359" text:style-name="L58">
        <text:list-item>
          <text:p text:style-name="P77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8686834641280772274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56757928470565352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5">[further]</text:p>
      <text:list xml:id="list6481892018171419771" text:style-name="L61">
        <text:list-item>
          <text:p text:style-name="P80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3574534897004868691" text:style-name="L62">
        <text:list-item>
          <text:p text:style-name="P81">REVIEW</text:p>
        </text:list-item>
        <text:list-item>
          <text:p text:style-name="P128"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<text:soft-page-break/>time label ==&gt; millseconds</text:p>
                  <text:list>
                    <text:list-item>
                      <text:p text:style-name="P128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70269463159405217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5">[further]</text:p>
      <text:list xml:id="list8804116446583105211" text:style-name="L64">
        <text:list-item>
          <text:p text:style-name="P83"/>
        </text:list-item>
      </text:list>
      <text:p text:style-name="P15"><text:line-break/><text:span text:style-name="T2">[/ 20200128_174040]</text:span></text:p>
      <text:p text:style-name="P15"/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1308251901128830859" text:style-name="L65">
        <text:list-item>
          <text:p text:style-name="P84"><text:soft-page-break/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$lo_Pos ==&gt; write to log file more data</text:p>
                  <text:list>
                    <text:list-item>
                      <text:p text:style-name="P84">//_20200128_174019:next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SEG-1</text:p>
              <text:list>
                <text:list-item>
                  <text:list>
                    <text:list-item>
                      <text:p text:style-name="P84">in : fx_tester_T_1__Exec</text:p>
                      <text:list>
                        <text:list-item>
                          <text:p text:style-name="P84">log lines ==&gt; first, into an array</text:p>
                        </text:list-item>
                        <text:list-item>
                          <text:p text:style-name="P84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4">S-1.1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search in the log files → “(step : D : 1 : 2-4 : 3) for-loop ==&gt; breaking”</text:p>
                      <text:list>
                        <text:list-item>
                          <text:p text:style-name="P84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UNC : “show_LO_Pos_Data__Build_Lines”</text:p>
                  <text:list>
                    <text:list-item>
                      <text:p text:style-name="P84">DUP : show_Basic_Pos_Data__Build_Lines (class LibEaTester)</text:p>
                    </text:list-item>
                    <text:list-item>
                      <text:p text:style-name="P84">sig, params</text:p>
                    </text:list-item>
                    <text:list-item>
                      <text:p text:style-name="P84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67044185200734802" text:style-name="L66">
        <text:list-item>
          <text:p text:style-name="P85">TASK</text:p>
          <text:list>
            <text:list-item>
              <text:p text:style-name="P85">func : <text:s/>show_LO_Pos_Data__Build_Lines</text:p>
              <text:list>
                <text:list-item>
                  <text:p text:style-name="P85">==&gt; more data → datetime of current, exit</text:p>
                </text:list-item>
                <text:list-item>
                  <text:p text:style-name="P85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288049932760748246" text:style-name="L67">
        <text:list-item>
          <text:p text:style-name="P86"/>
        </text:list-item>
      </text:list>
      <text:p text:style-name="P15"><text:line-break/><text:span text:style-name="T2">[/ 20200130_182036]</text:span></text:p>
      <text:p text:style-name="P15"><text:soft-page-break/></text:p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6095318333363466989" text:style-name="L68">
        <text:list-item>
          <text:p text:style-name="P87">REVIEW</text:p>
        </text:list-item>
        <text:list-item>
          <text:p text:style-name="P129"><text:span text:style-name="T11">#_ </text:span><text:span text:style-name="T8">SEG-1 : log file dir ==&gt; each discrete one</text:span></text:p>
          <text:list>
            <text:list-item>
              <text:p text:style-name="P87">S-1.1</text:p>
              <text:list>
                <text:list-item>
                  <text:p text:style-name="P87">//_20200201_161421:tmp (cont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1</text:p>
          <text:list>
            <text:list-item>
              <text:list>
                <text:list-item>
                  <text:p text:style-name="P87">func : <text:s/>show_LO_Pos_Data__Build_Lines</text:p>
                  <text:list>
                    <text:list-item>
                      <text:p text:style-name="P87">==&gt; more data → datetime of current, exit</text:p>
                    </text:list-item>
                    <text:list-item>
                      <text:p text:style-name="P87">//_20200130_182020:next (LibEaTester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format ==&gt; table</text:p>
                  <text:list>
                    <text:list-item>
                      <text:p text:style-name="P87">header</text:p>
                    </text:list-item>
                    <text:list-item>
                      <text:p text:style-name="P87">body</text:p>
                    </text:list-item>
                  </text:list>
                </text:list-item>
                <text:list-item>
                  <text:p text:style-name="P87">TEST ==&gt; OK</text:p>
                  <text:list>
                    <text:list-item>
                      <text:p text:style-name="P87">FOUND</text:p>
                      <text:list>
                        <text:list-item>
                          <text:p text:style-name="P87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53077809975361732" text:style-name="L69">
        <text:list-item>
          <text:p text:style-name="P88">TASK</text:p>
          <text:list>
            <text:list-item>
              <text:p text:style-name="P88">FIX : “cu_idx” val ==&gt; same as “st_idx”</text:p>
              <text:list>
                <text:list-item>
                  <text:p text:style-name="P88">LibEaTester::fx_tester_T_1__Exec</text:p>
                </text:list-item>
                <text:list-item>
                  <text:p text:style-name="P88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4159429264847806472" text:style-name="L70">
        <text:list-item>
          <text:p text:style-name="P89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8906794889501696318" text:style-name="L71">
        <text:list-item>
          <text:p text:style-name="P90">REVIEW</text:p>
        </text:list-item>
        <text:list-item>
          <text:p text:style-name="P90">TASK-1</text:p>
          <text:list>
            <text:list-item>
              <text:list>
                <text:list-item>
                  <text:p text:style-name="P90">FIX : “cu_idx” val ==&gt; same as “st_idx”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//_20200201_163626:next</text:p>
                    </text:list-item>
                  </text:list>
                </text:list-item>
              </text:list>
            </text:list-item>
            <text:list-item>
              <text:p text:style-name="P90">T-1.1 : what to do ? ==&gt; read log files 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120">TASK-2 : “j1 : Y : 2” </text:p>
          <text:list>
            <text:list-item>
              <text:p text:style-name="P90">T-2.1</text:p>
              <text:list>
                <text:list-item>
                  <text:p text:style-name="P90">//_20200202_144153:tmp</text:p>
                </text:list-item>
                <text:list-item>
                  <text:p text:style-name="P90">new FUNC : LibEaTester::loop_J1_Y</text:p>
                  <text:list>
                    <text:list-item>
                      <text:p text:style-name="P90">DUP</text:p>
                    </text:list-item>
                    <text:list-item>
                      <text:p text:style-name="P130"><text:span text:style-name="T11">#_ </text:span><text:span text:style-name="T8">“array_push($lo_Log_Lines, $msg);”</text:span></text:p>
                    </text:list-item>
                    <text:list-item>
                      <text:p text:style-name="P90">delete lines for “J1 : N”</text:p>
                      <text:list>
                        <text:list-item>
                          <text:p text:style-name="P90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2.2</text:p>
              <text:list>
                <text:list-item>
                  <text:p text:style-name="P90">“step : C : post-j1 : 1” ==&gt; out of if-block(“step : B : j1”)</text:p>
                </text:list-item>
                <text:list-item>
                  <text:p text:style-name="P90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8299464873718100" text:style-name="L72">
        <text:list-item>
          <text:p text:style-name="P91">TASK</text:p>
          <text:list>
            <text:list-item>
              <text:p text:style-name="P91">this ==&gt; T-2.2 : “step : C : post-j1 : 1” ==&gt; out of if-block(“step : B : j1”)</text:p>
            </text:list-item>
            <text:list-item>
              <text:p text:style-name="P91">//_20200202_151340:next</text:p>
            </text:list-item>
          </text:list>
        </text:list-item>
      </text:list>
      <text:p text:style-name="P5">[further]</text:p>
      <text:list xml:id="list2174992680686255705" text:style-name="L73">
        <text:list-item>
          <text:p text:style-name="P92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8787551156985167666" text:style-name="L74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//_20200202_151340:nex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list>
                <text:list-item>
                  <text:p text:style-name="P93">“step : D” ==&gt; oth<text:span text:style-name="T12">er if-choices</text:span></text:p>
                </text:list-item>
              </text:list>
            </text:list-item>
            <text:list-item>
              <text:p text:style-name="P121">T-2.1 </text:p>
              <text:list>
                <text:list-item>
                  <text:list>
                    <text:list-item>
                      <text:p text:style-name="P121">“$strOf_BarType__TP” (TP)</text:p>
                    </text:list-item>
                  </text:list>
                </text:list-item>
                <text:list-item>
                  <text:p text:style-name="P121"><text:soft-page-break/>add → log lines</text:p>
                </text:list-item>
                <text:list-item>
                  <text:p text:style-name="P121">TEST ==&gt; ? (not entry ?)</text:p>
                  <text:list>
                    <text:list-item>
                      <text:p text:style-name="P121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SEG-1</text:p>
          <text:list>
            <text:list-item>
              <text:p text:style-name="P121">“show_Basic_Pos_Data__Build_Lines”</text:p>
              <text:list>
                <text:list-item>
                  <text:p text:style-name="P121">==&gt; add param “$lo_BarDatas”</text:p>
                </text:list-item>
                <text:list-item>
                  <text:p text:style-name="P121">==&gt; show date time</text:p>
                </text:list-item>
              </text:list>
            </text:list-item>
            <text:list-item>
              <text:p text:style-name="P121">S-1.1</text:p>
              <text:list>
                <text:list-item>
                  <text:p text:style-name="P12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07633620705439251" text:style-name="L75">
        <text:list-item>
          <text:p text:style-name="P94">TASK</text:p>
          <text:list>
            <text:list-item>
              <text:p text:style-name="P94">“step : D : 1 : 2-4” (SL) ==&gt; update pos data</text:p>
              <text:list>
                <text:list-item>
                  <text:p text:style-name="P94">==&gt; params : $ext_idx, $cu_idx</text:p>
                </text:list-item>
                <text:list-item>
                  <text:p text:style-name="P94">//_20200203_142642:next</text:p>
                </text:list-item>
              </text:list>
            </text:list-item>
          </text:list>
        </text:list-item>
      </text:list>
      <text:p text:style-name="P5">[further]</text:p>
      <text:list xml:id="list6516559970367766731" text:style-name="L76">
        <text:list-item>
          <text:p text:style-name="P95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7200314112774963854" text:style-name="L77">
        <text:list-item>
          <text:p text:style-name="P96">REVIEW</text:p>
        </text:list-item>
        <text:list-item>
          <text:p text:style-name="P96">TASK-1</text:p>
          <text:list>
            <text:list-item>
              <text:list>
                <text:list-item>
                  <text:p text:style-name="P96">“step : D : 1 : 2-4” (SL) ==&gt; update pos data</text:p>
                  <text:list>
                    <text:list-item>
                      <text:p text:style-name="P96"><text:soft-page-break/>==&gt; params : $ext_idx, $cu_idx</text:p>
                    </text:list-item>
                    <text:list-item>
                      <text:p text:style-name="P96">//_20200203_142642:next</text:p>
                    </text:list-item>
                  </text:list>
                </text:list-item>
              </text:list>
            </text:list-item>
            <text:list-item>
              <text:p text:style-name="P96">SEG-1 : code cleanup</text:p>
            </text:list-item>
            <text:list-item>
              <text:p text:style-name="P96">T-1.1 </text:p>
              <text:list>
                <text:list-item>
                  <text:p text:style-name="P96">CODE</text:p>
                  <text:list>
                    <text:list-item>
                      <text:p text:style-name="P96">//_20200203_142642:next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log file “...log.[list-of-pos]”</text:p>
              <text:list>
                <text:list-item>
                  <text:list>
                    <text:list-item>
                      <text:p text:style-name="P96">==&gt; add date tim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 ==&gt;</text:p>
                  <text:list>
                    <text:list-item>
                      <text:p text:style-name="P96">2020.01.16 03:45, 2020.01.16 05:45 (SL)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</text:p>
              <text:list>
                <text:list-item>
                  <text:list>
                    <text:list-item>
                      <text:p text:style-name="P96">??? exit with TP → yes ?</text:p>
                    </text:list-item>
                  </text:list>
                </text:list-item>
                <text:list-item>
                  <text:p text:style-name="P96">see log file</text:p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71508281599541034" text:style-name="L78">
        <text:list-item>
          <text:p text:style-name="P97">TASK</text:p>
          <text:list>
            <text:list-item>
              <text:p text:style-name="P97">“step : D : 1 : 2-2” ==&gt; update for “C4”</text:p>
              <text:list>
                <text:list-item>
                  <text:p text:style-name="P97">pos-&gt;ext_status ==&gt; “C4”</text:p>
                </text:list-item>
                <text:list-item>
                  <text:p text:style-name="P97">//_20200204_150943:next</text:p>
                </text:list-item>
              </text:list>
            </text:list-item>
          </text:list>
        </text:list-item>
      </text:list>
      <text:p text:style-name="P5">[further]</text:p>
      <text:list xml:id="list8227724066798658853" text:style-name="L79">
        <text:list-item>
          <text:p text:style-name="P98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oft-page-break/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8183582101914445724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“step : D : 1 : 2-2” ==&gt; update for “C4”</text:p>
                  <text:list>
                    <text:list-item>
                      <text:p text:style-name="P99">pos-&gt;ext_status ==&gt; “C4”</text:p>
                    </text:list-item>
                    <text:list-item>
                      <text:p text:style-name="P99">//_20200204_150943:next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1</text:p>
              <text:list>
                <text:list-item>
                  <text:p text:style-name="P99">“step : D : 1 : 2-2 : 2”</text:p>
                </text:list-item>
                <text:list-item>
                  <text:p text:style-name="P99">TEST ==&gt; inspect log files</text:p>
                  <text:list>
                    <text:list-item>
                      <text:p text:style-name="P99">loop : $i = 0 ==&gt; OK</text:p>
                    </text:list-item>
                    <text:list-item>
                      <text:p text:style-name="P99">FOUND ==&gt; “$pos-&gt;cu_idx == $i;”</text:p>
                    </text:list-item>
                    <text:list-item>
                      <text:p text:style-name="P99">FIX</text:p>
                    </text:list-item>
                    <text:list-item>
                      <text:p text:style-name="P99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99">SEG-1 : measure time</text:p>
              <text:list>
                <text:list-item>
                  <text:p text:style-name="P99">S-1.1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S-2 : “public static $logFile_maxLineNum”</text:p>
          <text:list>
            <text:list-item>
              <text:p text:style-name="P99">==&gt; increase</text:p>
            </text:list-item>
            <text:list-item>
              <text:p text:style-name="P99">==&gt; OK</text:p>
            </text:list-item>
          </text:list>
        </text:list-item>
      </text:list>
      <text:p text:style-name="P5"/>
      <text:p text:style-name="P5">[next]</text:p>
      <text:list xml:id="list6532679073151471223" text:style-name="L81">
        <text:list-item>
          <text:p text:style-name="P100">TASK</text:p>
          <text:list>
            <text:list-item>
              <text:p text:style-name="P100">“(get_Bar_Type : step : j1 : A2 (continued))$typeOf_Bar =&gt; UNKNOWN”</text:p>
              <text:list>
                <text:list-item>
                  <text:p text:style-name="P100">==&gt; coding</text:p>
                </text:list-item>
              </text:list>
            </text:list-item>
            <text:list-item>
              <text:p text:style-name="P100">//_20200205_151924:next</text:p>
            </text:list-item>
          </text:list>
        </text:list-item>
      </text:list>
      <text:p text:style-name="P5"><text:soft-page-break/>[further]</text:p>
      <text:list xml:id="list790075707738657804" text:style-name="L82">
        <text:list-item>
          <text:p text:style-name="P101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3169159349100447334" text:style-name="L83">
        <text:list-item>
          <text:p text:style-name="P102"><text:span text:style-name="T1">#_ </text:span>REVIEW</text:p>
          <text:list>
            <text:list-item>
              <text:p text:style-name="P102">“2020.01.16 03:30” ==&gt; 1 bar, SL → yes ? </text:p>
              <text:list>
                <text:list-item>
                  <text:p text:style-name="P102">C:\WORKS_2\WS\WS_Others.prog\prog\D-7\2_2\VIRTUAL\Admin_Projects\curr\data\csv_raw</text:p>
                </text:list-item>
                <text:list-item>
                  <text:p text:style-name="P102">44_5.1_10_rawdata.(AUDJPY).(Period-M15).(NumOfUnits-18000).(Bars-18000).20200116_171429.[SLICE-30].csv</text:p>
                </text:list-item>
                <text:list-item>
                  <text:p text:style-name="P102">==&gt; “75.977<text:tab/>75.981<text:tab/>75.912<text:tab/>75.948” (OHLC)</text:p>
                  <text:list>
                    <text:list-item>
                      <text:p text:style-name="P102">OP – LP = 0.065</text:p>
                    </text:list-item>
                  </text:list>
                </text:list-item>
                <text:list-item>
                  <text:p text:style-name="P102">==&gt; OK</text:p>
                </text:list-item>
              </text:list>
            </text:list-item>
          </text:list>
        </text:list-item>
        <text:list-item>
          <text:p text:style-name="P102">TASK-1</text:p>
          <text:list>
            <text:list-item>
              <text:list>
                <text:list-item>
                  <text:p text:style-name="P102">“(get_Bar_Type : step : j1 : A2 (continued))$typeOf_Bar =&gt; UNKNOWN”</text:p>
                  <text:list>
                    <text:list-item>
                      <text:p text:style-name="P102">==&gt; coding</text:p>
                    </text:list-item>
                  </text:list>
                </text:list-item>
                <text:list-item>
                  <text:p text:style-name="P102">//_20200205_151924:next</text:p>
                </text:list-item>
              </text:list>
            </text:list-item>
            <text:list-item>
              <text:p text:style-name="P102">T-1.1 </text:p>
              <text:list>
                <text:list-item>
                  <text:p text:style-name="P102">“UNKNOWN” ==&gt; in what case ?</text:p>
                  <text:list>
                    <text:list-item>
                      <text:p text:style-name="P102">log file : log_fx_admin.[tester_T_1].<text:soft-page-break/>(20200206_170912_337376).log.(20200206_170919_877803).log</text:p>
                    </text:list-item>
                  </text:list>
                </text:list-item>
                <text:list-item>
                  <text:p text:style-name="P102">==&gt; “2020.01.16 05:15”</text:p>
                  <text:list>
                    <text:list-item>
                      <text:p text:style-name="P102">75.93<text:tab/>75.961<text:tab/>75.929<text:tab/>75.941</text:p>
                    </text:list-item>
                    <text:list-item>
                      <text:p text:style-name="P102">trail ==&gt; starting</text:p>
                    </text:list-item>
                    <text:list-item>
                      <text:p text:style-name="P102">==&gt; see codes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5481147624806771031" text:style-name="L84">
        <text:list-item>
          <text:p text:style-name="P103">TASK</text:p>
          <text:list>
            <text:list-item>
              <text:p text:style-name="P103">//_20200206_173649:next</text:p>
            </text:list-item>
            <text:list-item>
              <text:p text:style-name="P103">“step : j3.1” (get_Bar_Type__BUY)</text:p>
            </text:list-item>
          </text:list>
        </text:list-item>
      </text:list>
      <text:p text:style-name="P5">[further]</text:p>
      <text:list xml:id="list8306635333953941974" text:style-name="L85">
        <text:list-item>
          <text:p text:style-name="P104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[do] <text:span text:style-name="T1">#_ </text:span></text:p>
      <text:list xml:id="list8937374675841126093" text:style-name="L86">
        <text:list-item>
          <text:p text:style-name="P105">REVIEW</text:p>
        </text:list-item>
        <text:list-item>
          <text:p text:style-name="P105">TASK-1</text:p>
          <text:list>
            <text:list-item>
              <text:list>
                <text:list-item>
                  <text:p text:style-name="P105">//_20200206_173649:next</text:p>
                </text:list-item>
                <text:list-item>
                  <text:p text:style-name="P105">“step : j3.1” (get_Bar_Type__BUY)</text:p>
                </text:list-item>
              </text:list>
            </text:list-item>
            <text:list-item>
              <text:p text:style-name="P105">SEG-1 :</text:p>
              <text:list>
                <text:list-item>
                  <text:list>
                    <text:list-item>
                      <text:p text:style-name="P105">“$pos-&gt;trail_starting_pr” ==&gt; where first set val ?</text:p>
                    </text:list-item>
                  </text:list>
                </text:list-item>
                <text:list-item>
                  <text:p text:style-name="P105">S-1.1 </text:p>
                  <text:list>
                    <text:list-item>
                      <text:p text:style-name="P105">==&gt; OK : //_20200207_174733:tmp</text:p>
                    </text:list-item>
                  </text:list>
                </text:list-item>
              </text:list>
            </text:list-item>
            <text:list-item>
              <text:p text:style-name="P105"><text:soft-page-break/>T-1.1 </text:p>
              <text:list>
                <text:list-item>
                  <text:p text:style-name="P105">“step : j3 : Y : 2”</text:p>
                  <text:list>
                    <text:list-item>
                      <text:p text:style-name="P105">//_20200207_174611:tmp</text:p>
                    </text:list-item>
                  </text:list>
                </text:list-item>
                <text:list-item>
                  <text:p text:style-name="P131"><text:span text:style-name="T8">update → </text:span><text:span text:style-name="T9">$pos-&gt;trail_starting_pr</text:span></text:p>
                </text:list-item>
                <text:list-item>
                  <text:p text:style-name="P124">TEST ==&gt; OK</text:p>
                </text:list-item>
              </text:list>
            </text:list-item>
            <text:list-item>
              <text:p text:style-name="P124">T-1.2 : TP, SL</text:p>
              <text:list>
                <text:list-item>
                  <text:p text:style-name="P124">//_20200207_175505:tmp</text:p>
                  <text:list>
                    <text:list-item>
                      <text:p text:style-name="P124">“step : j3 : Y : 2 : 2”</text:p>
                    </text:list-item>
                    <text:list-item>
                      <text:p text:style-name="P124">//_20200207_175834:ref (LibEaTester)</text:p>
                    </text:list-item>
                  </text:list>
                </text:list-item>
                <text:list-item>
                  <text:p text:style-name="P124">CODE</text:p>
                </text:list-item>
                <text:list-item>
                  <text:p text:style-name="P124">TEST ==&gt; OK</text:p>
                </text:list-item>
              </text:list>
            </text:list-item>
          </text:list>
        </text:list-item>
      </text:list>
      <text:p text:style-name="P5">[next]</text:p>
      <text:list xml:id="list2270132524516352869" text:style-name="L87">
        <text:list-item>
          <text:p text:style-name="P106">TASK</text:p>
          <text:list>
            <text:list-item>
              <text:p text:style-name="P106">//_20200207_181346:next</text:p>
              <text:list>
                <text:list-item>
                  <text:p text:style-name="P106">LibEaTester</text:p>
                </text:list-item>
              </text:list>
            </text:list-item>
            <text:list-item>
              <text:p text:style-name="P106">“step : j3 : Y : 3 * post trail-start”</text:p>
            </text:list-item>
          </text:list>
        </text:list-item>
      </text:list>
      <text:p text:style-name="P5">[further]</text:p>
      <text:list xml:id="list6542031713937166918" text:style-name="L88">
        <text:list-item>
          <text:p text:style-name="P107"/>
        </text:list-item>
      </text:list>
      <text:p text:style-name="P15"><text:line-break/><text:span text:style-name="T2">[/ 20200207_181446]</text:span></text:p>
      <text:p text:style-name="P10"/>
      <text:p text:style-name="P15"/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7233489943991094064" text:style-name="L89">
        <text:list-item>
          <text:p text:style-name="P108">REVIEW</text:p>
        </text:list-item>
        <text:list-item>
          <text:p text:style-name="P108">TASK-1</text:p>
          <text:list>
            <text:list-item>
              <text:list>
                <text:list-item>
                  <text:p text:style-name="P108">//_20200207_181346:next</text:p>
                  <text:list>
                    <text:list-item>
                      <text:p text:style-name="P108"><text:soft-page-break/>LibEaTester</text:p>
                    </text:list-item>
                    <text:list-item>
                      <text:p text:style-name="P108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08">T-1.1 : “C6”</text:p>
            </text:list-item>
          </text:list>
        </text:list-item>
      </text:list>
      <text:list xml:id="list37571678" text:continue-list="list8183582101914445724" text:style-name="L80">
        <text:list-item>
          <text:list>
            <text:list-item>
              <text:list>
                <text:list-item>
                  <text:p text:style-name="P99">~~ “step : j3.1 : N : 1” 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2 : “C2” → Close &gt; trail-starting</text:p>
              <text:list>
                <text:list-item>
                  <text:p text:style-name="P99">“step : j3.1 : Y2 (C2)”</text:p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8632129229622352" text:style-name="L90">
        <text:list-item>
          <text:p text:style-name="P109">TASK : trail-start ==&gt; set bar-type val</text:p>
          <text:list>
            <text:list-item>
              <text:p text:style-name="P109">//_20200208_182737:next (lib)</text:p>
            </text:list-item>
          </text:list>
        </text:list-item>
      </text:list>
      <text:p text:style-name="P5">[further]</text:p>
      <text:list xml:id="list8660472140504114081" text:style-name="L91">
        <text:list-item>
          <text:p text:style-name="P110"/>
        </text:list-item>
      </text:list>
      <text:p text:style-name="P15"><text:line-break/><text:span text:style-name="T2">[/ 20200208_182755]</text:span></text:p>
      <text:p text:style-name="P15"/>
      <text:p text:style-name="P10"/>
      <text:p text:style-name="P5"><text:span text:style-name="T4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2579772971610339979" text:style-name="L98">
        <text:list-item>
          <text:p text:style-name="P132"><text:span text:style-name="T8">REVIEW</text:span></text:p>
        </text:list-item>
        <text:list-item>
          <text:p text:style-name="P132"><text:span text:style-name="T8">TASK-1</text:span></text:p>
          <text:list>
            <text:list-item>
              <text:list>
                <text:list-item>
                  <text:p text:style-name="P136"><text:s/>: trail-start ==&gt; set bar-type val</text:p>
                  <text:list>
                    <text:list-item>
                      <text:p text:style-name="P115">//_20200208_182737:next (lib)</text:p>
                    </text:list-item>
                  </text:list>
                </text:list-item>
              </text:list>
            </text:list-item>
            <text:list-item>
              <text:p text:style-name="P115">T-1.1 </text:p>
              <text:list>
                <text:list-item>
                  <text:p text:style-name="P115">//_20200208_182737:next ==&gt; SL</text:p>
                </text:list-item>
              </text:list>
            </text:list-item>
            <text:list-item>
              <text:p text:style-name="P115"><text:soft-page-break/>T-1.2 : “C1”</text:p>
              <text:list>
                <text:list-item>
                  <text:p text:style-name="P115">//20200209_171319:tmp</text:p>
                </text:list-item>
                <text:list-item>
                  <text:p text:style-name="P115">“step : j3.1 : Y3”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T-1.2 : “C1” → set bartype</text:p>
              <text:list>
                <text:list-item>
                  <text:p text:style-name="P115">//_20200209_172711:tmp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T-1.3 : “C1” → update ==&gt; pos</text:p>
              <text:list>
                <text:list-item>
                  <text:p text:style-name="P115">//_20200209_173057:tmp</text:p>
                </text:list-item>
                <text:list-item>
                  <text:p text:style-name="P115">items </text:p>
                  <text:list>
                    <text:list-item>
                      <text:p text:style-name="P115">current</text:p>
                    </text:list-item>
                    <text:list-item>
                      <text:p text:style-name="P115">ref</text:p>
                    </text:list-item>
                    <text:list-item>
                      <text:p text:style-name="P115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4"/></text:p>
      <text:p text:style-name="P5">[next]</text:p>
      <text:list xml:id="list5479837445525603244" text:style-name="L92">
        <text:list-item>
          <text:p text:style-name="P111">TASK</text:p>
          <text:list>
            <text:list-item>
              <text:p text:style-name="P111">T-1.1</text:p>
              <text:list>
                <text:list-item>
                  <text:p text:style-name="P111">//_20200209_173427:next</text:p>
                </text:list-item>
                <text:list-item>
                  <text:p text:style-name="P111">//_20200209_173057:tmp</text:p>
                </text:list-item>
                <text:list-item>
                  <text:p text:style-name="P111">items </text:p>
                  <text:list>
                    <text:list-item>
                      <text:p text:style-name="P111">current</text:p>
                    </text:list-item>
                    <text:list-item>
                      <text:p text:style-name="P111">ref</text:p>
                    </text:list-item>
                    <text:list-item>
                      <text:p text:style-name="P111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4679402616054955315" text:style-name="L93">
        <text:list-item>
          <text:p text:style-name="P112"/>
        </text:list-item>
      </text:list>
      <text:p text:style-name="P15"><text:line-break/><text:span text:style-name="T2">[/ XXX]</text:span></text:p>
      <text:p text:style-name="P15"/>
      <text:p text:style-name="P5"><text:soft-page-break/><text:span text:style-name="T14">@@@</text:span></text:p>
      <text:p text:style-name="P5"><text:span text:style-name="T4">31</text:span>---------------------------------------------------------------------------</text:p>
      <text:p text:style-name="P12">res free# JVEMV6 44#10.2_32 / 44. currency / 10. prog-php / 2. tester / <text:s/>XXXX</text:p>
      <text:p text:style-name="P12"/>
      <text:p text:style-name="P5">[do] <text:span text:style-name="T1">#_ </text:span></text:p>
      <text:list xml:id="list37582148" text:continue-list="list37571678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1889605693424749958" text:style-name="L99">
        <text:list-item>
          <text:p text:style-name="P116">TASK</text:p>
        </text:list-item>
      </text:list>
      <text:p text:style-name="P5">[further]</text:p>
      <text:list xml:id="list2533708975520385907" text:style-name="L100">
        <text:list-item>
          <text:p text:style-name="P117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7584565" text:continue-list="list37582148" text:style-name="L80">
        <text:list-item>
          <text:p text:style-name="P99">REVIEW</text:p>
        </text:list-item>
        <text:list-item>
          <text:p text:style-name="P99"><text:soft-page-break/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646643870518912044" text:style-name="L94">
        <text:list-item>
          <text:p text:style-name="P113">TASK</text:p>
        </text:list-item>
      </text:list>
      <text:p text:style-name="P5">[further]</text:p>
      <text:list xml:id="list5564579293703810748" text:style-name="L95">
        <text:list-item>
          <text:p text:style-name="P114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5624588530204193428" text:style-name="L96">
        <text:list-item>
          <text:p text:style-name="P12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74024" text:continue-numbering="true" text:style-name="L96">
        <text:list-item>
          <text:p text:style-name="P125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2212055809509564758" text:style-name="L97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66807" text:continue-numbering="true" text:style-name="L97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7572627" text:continue-numbering="true" text:style-name="L97">
        <text:list-item>
          <text:p text:style-name="P16">move “<text:span text:style-name="T5">@@@</text:span>”</text:p>
        </text:list-item>
        <text:list-item>
          <text:p text:style-name="P126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9T17:35:49.88</dc:date>
    <dc:creator>iwabuchi ken</dc:creator>
    <meta:editing-duration>P1DT18H29M33S</meta:editing-duration>
    <meta:editing-cycles>153</meta:editing-cycles>
    <meta:generator>OpenOffice/4.1.3$Win32 OpenOffice.org_project/413m1$Build-9783</meta:generator>
    <meta:document-statistic meta:table-count="5" meta:image-count="0" meta:object-count="0" meta:page-count="47" meta:paragraph-count="1038" meta:word-count="4385" meta:character-count="28062"/>
  </office:meta>
</office:document-meta>
</file>